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7</text:p>
      <text:p text:style-name="Standard"/>
      <text:p text:style-name="Standard">SPEECH:</text:p>
      <text:p text:style-name="Standard"/>
      <text:p text:style-name="Standard">Replying to received message:</text:p>
      <text:list xml:id="list148785850" text:style-name="L1">
        <text:list-item>
          <text:p text:style-name="P1">Reading message:</text:p>
          <text:list>
            <text:list-item>
              <text:p text:style-name="P1">Spoke “Read.” Recognized “Freed.”</text:p>
            </text:list-item>
            <text:list-item>
              <text:p text:style-name="P1">Spoke “Read.” Successful.</text:p>
            </text:list-item>
          </text:list>
        </text:list-item>
        <text:list-item>
          <text:p text:style-name="P1">Replying to message:</text:p>
          <text:list>
            <text:list-item>
              <text:p text:style-name="P1">Successful. Spoke “Reply.”</text:p>
            </text:list-item>
            <text:list-item>
              <text:p text:style-name="P1">Successful. Spoke “Where's my car?” Input correctly.</text:p>
            </text:list-item>
            <text:list-item>
              <text:p text:style-name="P1">Unsuccessful command. Spoke “Read.” Recognized “ree.”</text:p>
            </text:list-item>
            <text:list-item>
              <text:p text:style-name="P1">Unsuccessful command. Spoke “Read.” Recognized “ree.”</text:p>
            </text:list-item>
          </text:list>
        </text:list-item>
        <text:list-item>
          <text:p text:style-name="P1">Headphones option</text:p>
          <text:list>
            <text:list-item>
              <text:p text:style-name="P1">Successful. Spoke “headphones.”</text:p>
            </text:list-item>
          </text:list>
        </text:list-item>
        <text:list-item>
          <text:p text:style-name="P1">Defer received message.</text:p>
          <text:list>
            <text:list-item>
              <text:list>
                <text:list-item>
                  <text:p text:style-name="P1">On exiting, tried speaking “Exit” and “Back.”</text:p>
                </text:list-item>
              </text:list>
            </text:list-item>
            <text:list-item>
              <text:p text:style-name="P1">Unsuccessful command. System heard speaking before command. “Hear ignore”?</text:p>
            </text:list-item>
            <text:list-item>
              <text:p text:style-name="P1">Successful. Spoke “Ignore.”</text:p>
            </text:list-item>
          </text:list>
        </text:list-item>
      </text:list>
      <text:p text:style-name="Horizontal_20_Line"/>
      <text:p text:style-name="Standard">GUI:</text:p>
      <text:p text:style-name="Standard"><text:s/>Note: User has not previously used an Android phone.</text:p>
      <text:p text:style-name="Standard"/>
      <text:list xml:id="list1788205664" text:style-name="L2">
        <text:list-item>
          <text:p text:style-name="P2">Deferring message:</text:p>
          <text:list>
            <text:list-item>
              <text:p text:style-name="P2">Successful. Pressed Ignore button.</text:p>
            </text:list-item>
          </text:list>
        </text:list-item>
        <text:list-item>
          <text:p text:style-name="P2">Headphones option</text:p>
          <text:list>
            <text:list-item>
              <text:p text:style-name="P2">Successful. Pressed menu button. Pressed Headphones button.</text:p>
            </text:list-item>
          </text:list>
        </text:list-item>
        <text:list-item>
          <text:p text:style-name="P2">Composing a new message:</text:p>
          <text:list>
            <text:list-item>
              <text:p text:style-name="P2">Successful. Pressed Compose New button.</text:p>
            </text:list-item>
            <text:list-item>
              <text:p text:style-name="P2">Successful. Pressed Contact. Selected contact.</text:p>
            </text:list-item>
            <text:list-item>
              <text:p text:style-name="P2">Successful. Pressed Compose.</text:p>
            </text:list-item>
            <text:list-item>
              <text:p text:style-name="P2">Successful. Entered new message with on-screen keyboard, portrait.</text:p>
            </text:list-item>
            <text:list-item>
              <text:p text:style-name="P2">Successful. Pressed Send button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m Dudish</meta:initial-creator>
    <meta:creation-date>2010-10-28T19:11:40</meta:creation-date>
    <dc:date>2010-10-29T14:21:14</dc:date>
    <dc:creator>Jim Dudish</dc:creator>
    <meta:editing-duration>PT01H11M59S</meta:editing-duration>
    <meta:editing-cycles>33</meta:editing-cycles>
    <meta:generator>OpenOffice.org/3.2$Unix OpenOffice.org_project/320m18$Build-9502</meta:generator>
    <meta:document-statistic meta:table-count="0" meta:image-count="0" meta:object-count="0" meta:page-count="1" meta:paragraph-count="29" meta:word-count="160" meta:character-count="981"/>
  </office:meta>
</office:document-meta>
</file>